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ObjectEncodePerformanceTest.test_encod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ObjectEncodePerformanceTest.encode( Object objec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ObjectEncodePerformanceTest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